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lu_input_a</text:p>
          </table:table-cell>
          <table:table-cell table:style-name="ce1" office:value-type="string" calcext:value-type="string">
            <text:p>alu_input_b</text:p>
          </table:table-cell>
          <table:table-cell table:style-name="ce1" office:value-type="string" calcext:value-type="string">
            <text:p>r1_input_a</text:p>
          </table:table-cell>
          <table:table-cell table:style-name="ce1" office:value-type="string" calcext:value-type="string">
            <text:p>r1_input_b</text:p>
          </table:table-cell>
          <table:table-cell table:style-name="ce1" office:value-type="string" calcext:value-type="string">
            <text:p>epc_we</text:p>
          </table:table-cell>
          <table:table-cell table:style-name="Default"/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i_we</text:p>
          </table:table-cell>
          <table:table-cell table:style-name="ce1" office:value-type="string" calcext:value-type="string">
            <text:p>lo_we</text:p>
          </table:table-cell>
          <table:table-cell table:style-name="ce1" office:value-type="string" calcext:value-type="string">
            <text:p>memd_we</text:p>
          </table:table-cell>
          <table:table-cell table:style-name="ce1" office:value-type="string" calcext:value-type="string">
            <text:p>pc_we</text:p>
          </table:table-cell>
          <table:table-cell table:style-name="ce1" office:value-type="string" calcext:value-type="string">
            <text:p>register_file_we</text:p>
          </table:table-cell>
          <table:table-cell table:style-name="ce11"/>
          <table:table-cell table:style-name="ce1" office:value-type="string" calcext:value-type="string">
            <text:p>Condition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8" office:value-type="string" calcext:value-type="string">
            <text:p>s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C0 &lt;= “10” when ((register_file_we****=‘1’) and (rs***=write_address****)) else “11” when ((register_file_we*****=‘1’) and (rs***=write_address*****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C1 &lt;= “10” when ((register_file_we****=‘1’) and (rt***=write_address****)) else “11” when ((register_file_we*****=‘1’) and (rt***=write_address*****)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l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C2 &lt;= ‘1’ when ((register_file_we*****=‘1’) and (rs**=write_address*****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ra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C3 &lt;= ‘1’ when ((register_file_we*****=‘1’) and (rt**=write_address*****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C4 &lt;= ‘1’ when ((op*** = “100011”) and (register_file_we***=’1’) and ((rs**=write_address***) or (rt**=write_address***))) eles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yscal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s_output_a*** &lt;= rd_input**** when (C0=“10”) else rd_input***** when (C0=”11”) else rs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reak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rt_output_a*** &lt;= rd_input**** when (C1=“10”) else rd_input***** when (C1=”11”) else rt_output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h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rs_output_a** &lt;= rd_input***** when (C2=’1’) else rs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flo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t_output_a** &lt;= rd_input***** when (C3=’1’) else rt_output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mu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7" office:value-type="string" calcext:value-type="string">
            <text:p>hi_output***** &lt;= hi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10" office:value-type="string" calcext:value-type="string">
            <text:p>div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7" office:value-type="string" calcext:value-type="string">
            <text:p>lo_output***** &lt;= lo_output*****; (get the current value in the register, 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hi_we*** &lt;= hi_we***; (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ub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 office:value-type="string" calcext:value-type="string">
            <text:p>lo_we*** &lt;= lo_we***; (do not propagate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nd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epc_we* &lt;= epc_we*; (não propaga)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7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x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nor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C5 &lt;= “01” when (((rs_output*** = rd_output***) and (branch***(0) = ‘1’)) or (not(rs_output*** = rd_output***) and (branch***(1) = ‘1’))) eles “10” when (funct(5 downto 1)***=”00100”) else “00”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lt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8" office:value-type="string" calcext:value-type="string">
            <text:p>beq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_a*** &lt;= ‘1’ when ((C5(1) xor C5(0)) = ‘1’) eles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bne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epc_we_b* &lt;= ep_we* or epc_we_a**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add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epc_input_a* &lt;= epc_output*** when ((C5(1) xor C5(0)) = ‘1’) <text:s/>eles next_instruction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or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st_reg_1 &lt;= ‘1’ when ((rst = ‘1’) or ((C5(1) xor C5(0)) = ‘1’) = ‘1’)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lui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rst_reg_2 &lt;= ‘1’ when ((rst = ‘1’) or ((C5(1) xor C5(0)) = ‘1’) else ‘0’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7" office:value-type="string" calcext:value-type="string">
            <text:p>l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pc_source* &lt;= “100” when (C5 = “10”) else “010” when (C5=”01”) else pc_source*;</text:p>
          </table:table-cell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sw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8" office:value-type="string" calcext:value-type="string">
            <text:p>j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covered-table-cell table:style-name="ce1"/>
          <table:table-cell table:style-name="ce8" office:value-type="string" calcext:value-type="string">
            <text:p>jal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style-name="ce1"/>
          <table:table-cell table:style-name="ce8" office:value-type="string" calcext:value-type="string">
            <text:p>nop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/>
          <table:table-cell table:style-name="Default"/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1"/>
          <table:table-cell table:style-name="ce13"/>
          <table:table-cell table:style-name="ce11" table:number-columns-repeated="3"/>
        </table:table-row>
        <table:table-row table:style-name="ro1">
          <table:table-cell table:number-columns-repeated="16"/>
          <table:table-cell table:style-name="ce18" table:number-columns-repeated="2"/>
          <table:table-cell/>
        </table:table-row>
        <table:table-row table:style-name="ro1" table:number-rows-repeated="9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3:46:32.667209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5-16T19:47:19.667518599</dc:date>
    <meta:editing-duration>P2DT1H12M22S</meta:editing-duration>
    <meta:editing-cycles>24</meta:editing-cycles>
    <meta:generator>LibreOffice/7.3.1.3$Linux_X86_64 LibreOffice_project/30$Build-3</meta:generator>
    <meta:document-statistic meta:table-count="1" meta:cell-count="356" meta:object-count="0"/>
  </office:meta>
</office:document-meta>
</file>